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5" table:style-name="ta1">
        <table:shapes>
          <draw:frame draw:z-index="0" draw:style-name="gr1" draw:text-style-name="P1" svg:width="6.2988in" svg:height="3.5429in" svg:x="1.3114in" svg:y="0.0394in">
            <draw:object draw:notify-on-update-of-ranges="wykres5.A1:wykres5.A1 wykres5.A2:wykres5.A5 wykres5.B1:wykres5.B1 wykres5.B2:wykres5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ludność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929579" calcext:value-type="float">
            <text:p>339295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736619" calcext:value-type="float">
            <text:p>4173661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7649017" calcext:value-type="float">
            <text:p>576490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6530387" calcext:value-type="float">
            <text:p>36530387</text:p>
          </table:table-cell>
        </table:table-row>
      </table:table>
      <table:named-expressions/>
      <table:database-ranges>
        <table:database-range table:name="__Anonymous_Sheet_DB__0" table:target-range-address="wykres5.A2:wykres5.B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8T21:40:43.161159833</dc:date>
    <meta:editing-duration>PT1M5S</meta:editing-duration>
    <meta:editing-cycles>1</meta:editing-cycles>
    <meta:document-statistic meta:table-count="1" meta:cell-count="1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Ludność w 2013 r.</text:p>
        </chart:title>
        <chart:subtitle svg:x="6.792cm" svg:y="1.275cm" chart:style-name="ch3">
          <text:p>wg. regionów</text:p>
        </chart:subtitle>
        <chart:legend chart:legend-position="end" svg:x="14.054cm" svg:y="4.201cm" style:legend-expansion="high" chart:style-name="ch4"/>
        <chart:plot-area chart:style-name="ch5" table:cell-range-address="wykres5.A1:wykres5.B5" chart:data-source-has-labels="both" svg:x="1.331cm" svg:y="2.138cm" svg:width="12.403cm" svg:height="5.701cm">
          <chart:coordinate-region svg:x="3.064cm" svg:y="2.337cm" svg:width="10.67cm" svg:height="4.855cm"/>
          <chart:axis chart:dimension="x" chart:name="primary-x" chart:style-name="ch6" chartooo:axis-type="auto">
            <chartooo:date-scale/>
            <chart:title svg:x="6.946cm" svg:y="8.019cm" chart:style-name="ch7">
              <text:p>Region</text:p>
            </chart:title>
            <chart:categories table:cell-range-address="wykres5.A2:wykres5.A5"/>
          </chart:axis>
          <chart:axis chart:dimension="y" chart:name="primary-y" chart:style-name="ch8">
            <chart:title svg:x="0.451cm" svg:y="5.667cm" chart:style-name="ch9">
              <text:p>Ludność</text:p>
            </chart:title>
            <chart:grid chart:style-name="ch10" chart:class="major"/>
          </chart:axis>
          <chart:series chart:style-name="ch11" chart:values-cell-range-address="wykres5.B2:wykres5.B5" chart:label-cell-address="wykres5.B1:wykres5.B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dność</text:p>
                <draw:g>
                  <svg:desc>wykres5.B1:wykres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ykres5.A2:wykres5.A5</svg:desc>
                </draw:g>
              </table:table-cell>
              <table:table-cell office:value-type="float" office:value="33929579">
                <text:p>33929579</text:p>
                <draw:g>
                  <svg:desc>wykres5.B2:wykres5.B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1736619">
                <text:p>4173661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7649017">
                <text:p>5764901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6530387">
                <text:p>36530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